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FFD966"/>
    </style:style>
    <style:style style:name="ce14" style:family="table-cell" style:parent-style-name="Default" style:data-style-name="N0">
      <style:table-cell-properties fo:border="thin solid #000000" fo:background-color="#FFD966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D966"/>
    </style:style>
    <style:style style:name="ce1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BDD7EE"/>
    </style:style>
    <style:style style:name="ce21" style:family="table-cell" style:parent-style-name="Default" style:data-style-name="N0">
      <style:table-cell-properties fo:border="thin solid #000000" fo:background-color="#BDD7EE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BDD7EE"/>
    </style:style>
    <style:style style:name="ce23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BDD7EE"/>
    </style:style>
    <style:style style:name="ce29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BDD7EE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BDD7EE"/>
    </style:style>
    <style:style style:name="ce31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FFD966"/>
    </style:style>
    <style:style style:name="ce32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D966"/>
    </style:style>
    <style:style style:name="ce33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D966"/>
    </style:style>
    <style:style style:name="ce34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#C9C9C9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#C9C9C9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38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#C9C9C9" style:repeat-content="false"/>
      <style:paragraph-properties fo:text-align="center"/>
    </style:style>
    <style:style style:name="ce39" style:family="table-cell" style:parent-style-name="Default" style:data-style-name="N36">
      <style:table-cell-properties fo:border="thick solid #000000" fo:background-color="#FFD966"/>
    </style:style>
    <style:style style:name="ce40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#FFD966"/>
    </style:style>
    <style:style style:name="ce41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#FFD966"/>
    </style:style>
    <style:style style:name="ce42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#FFD966"/>
    </style:style>
    <style:style style:name="ce43" style:family="table-cell" style:parent-style-name="Default" style:data-style-name="N36">
      <style:table-cell-properties fo:border="thick solid #000000" style:vertical-align="automatic" fo:background-color="#FFD96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="thick solid #000000" style:vertical-align="middle" fo:background-color="#A9D08E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ck solid #000000" fo:background-color="#FFD966"/>
    </style:style>
    <style:style style:name="ce46" style:family="table-cell" style:parent-style-name="Default" style:data-style-name="N0">
      <style:table-cell-properties fo:border="thick solid #000000" style:vertical-align="middle" fo:background-color="#FFD966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ck solid #000000" fo:background-color="#FFD966"/>
      <style:text-properties fo:color="#FF0000"/>
    </style:style>
    <style:style style:name="ce48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ck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ck solid #000000" fo:background-color="transparent"/>
    </style:style>
    <style:style style:name="ce52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ck solid #000000" style:vertical-align="automatic" fo:background-color="#AFE4E3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transparent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36">
      <style:table-cell-properties fo:border-top="thin solid #000000" fo:border-bottom="thin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62" style:family="table-cell" style:parent-style-name="Default" style:data-style-name="N36">
      <style:table-cell-properties fo:border-top="thin solid #000000" fo:border-bottom="thin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63" style:family="table-cell" style:parent-style-name="Default" style:data-style-name="N37">
      <style:table-cell-properties fo:border-top="thin solid #000000" fo:border-bottom="thick solid #000000" fo:border-left="thick solid #000000" fo:border-right="thin solid #000000" style:vertical-align="automatic" fo:background-color="#FFD966" style:repeat-content="false"/>
      <style:paragraph-properties fo:text-align="center"/>
    </style:style>
    <style:style style:name="ce64" style:family="table-cell" style:parent-style-name="Default" style:data-style-name="N37">
      <style:table-cell-properties fo:border-top="thin solid #000000" fo:border-bottom="thick solid #000000" fo:border-left="thin solid #000000" fo:border-right="thick solid #000000" style:vertical-align="automatic" fo:background-color="#FFD966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ck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ck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ck solid #000000" fo:border-bottom="none" fo:border-left="none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ck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ck solid #000000" fo:border-bottom="thin solid #000000" fo:border-left="thick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ck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ck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none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90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thick solid #000000" fo:border-bottom="thick solid #000000" fo:border-left="none" fo:border-right="none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transparent"/>
    </style:style>
    <style:style style:name="ce94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transparent"/>
    </style:style>
    <style:style style:name="ce95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</style:style>
    <style:style style:name="ce96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transparent"/>
    </style:style>
    <style:style style:name="ce97" style:family="table-cell" style:parent-style-name="Default" style:data-style-name="N0">
      <style:table-cell-properties fo:background-color="transparent"/>
    </style:style>
    <style:style style:name="ce98" style:family="table-cell" style:parent-style-name="Default" style:data-style-name="N36">
      <style:table-cell-properties fo:border-top="none" fo:border-bottom="thick solid #000000" fo:border-left="thick solid #000000" fo:border-right="thick solid #000000" fo:background-color="transparen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ck solid #000000" fo:border-bottom="none" fo:border-left="thick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thick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36">
      <style:table-cell-properties fo:border="thick solid #000000" style:vertical-align="middle" fo:background-color="transparent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transparent"/>
    </style:style>
    <style:style style:name="ce109" style:family="table-cell" style:parent-style-name="Default" style:data-style-name="N0">
      <style:table-cell-properties fo:border-top="thin solid #000000" fo:border-bottom="thick solid #000000" fo:border-left="thick solid #000000" fo:border-right="thick solid #000000" fo:background-color="transparent"/>
    </style:style>
    <style:style style:name="ce110" style:family="table-cell" style:parent-style-name="Default" style:data-style-name="N36">
      <style:table-cell-properties fo:border-top="thick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ck solid #000000" fo:border-bottom="thin solid #000000" fo:border-left="thick solid #000000" fo:border-right="thick solid #000000" fo:background-color="transparent"/>
    </style:style>
    <style:style style:name="ce112" style:family="table-cell" style:parent-style-name="Default" style:data-style-name="N0">
      <style:table-cell-properties fo:border="thick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thin solid #000000" fo:border-bottom="thin solid #000000" fo:border-left="thin solid #000000" fo:border-right="thick solid #000000" style:vertical-align="middle" fo:background-color="transparent" style:repeat-content="false"/>
      <style:paragraph-properties fo:text-align="center"/>
    </style:style>
    <style:style style:name="ce1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117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118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3C4043" style:font-name="Consolas" style:font-name-asian="Consolas" style:font-name-complex="Consolas" fo:font-size="9pt" style:font-size-asian="9pt" style:font-size-complex="9pt" style:font-family-generic="modern"/>
    </style:style>
    <style:style style:name="ce120" style:family="table-cell" style:parent-style-name="Default" style:data-style-name="N0">
      <style:table-cell-properties fo:border-top="thin solid #000000" fo:border-bottom="thick solid #000000" fo:border-left="thin solid #000000" fo:border-right="thick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middle" fo:background-color="transparent" style:repeat-content="false"/>
      <style:paragraph-properties fo:text-align="center"/>
    </style:style>
    <style:style style:name="ce122" style:family="table-cell" style:parent-style-name="Default" style:data-style-name="N36">
      <style:table-cell-properties fo:border-top="thick solid #000000" fo:border-bottom="thin solid #000000" fo:border-left="thick solid #000000" fo:border-right="thin solid #000000" fo:background-color="transparent"/>
    </style:style>
    <style:style style:name="ce123" style:family="table-cell" style:parent-style-name="Default" style:data-style-name="N36">
      <style:table-cell-properties fo:border-top="thick solid #000000" fo:border-bottom="thin solid #000000" fo:border-left="thin solid #000000" fo:border-right="thin solid #000000" fo:background-color="transparent"/>
    </style:style>
    <style:style style:name="ce124" style:family="table-cell" style:parent-style-name="Default" style:data-style-name="N36">
      <style:table-cell-properties fo:border-top="thick solid #000000" fo:border-bottom="thin solid #000000" fo:border-left="thin solid #000000" fo:border-right="thick solid #000000" fo:background-color="transparent"/>
    </style:style>
    <style:style style:name="ce125" style:family="table-cell" style:parent-style-name="Default" style:data-style-name="N36">
      <style:table-cell-properties fo:border="thick solid #000000" style:vertical-align="automatic" fo:background-color="transparent" style:repeat-content="false"/>
      <style:paragraph-properties fo:text-align="center"/>
    </style:style>
    <style:style style:name="ce126" style:family="table-cell" style:parent-style-name="Default" style:data-style-name="N36">
      <style:table-cell-properties fo:border-top="thin solid #000000" fo:border-bottom="thin solid #000000" fo:border-left="thick solid #000000" fo:border-right="thin solid #000000" style:vertical-align="automatic" fo:background-color="transparent" style:repeat-content="false"/>
      <style:paragraph-properties fo:text-align="center"/>
    </style:style>
    <style:style style:name="ce127" style:family="table-cell" style:parent-style-name="Default" style:data-style-name="N36">
      <style:table-cell-properties fo:border-top="thin solid #000000" fo:border-bottom="thin solid #000000" fo:border-left="thin solid #000000" fo:border-right="thick solid #000000" style:vertical-align="automatic" fo:background-color="transparent" style:repeat-content="false"/>
      <style:paragraph-properties fo:text-align="center"/>
    </style:style>
    <style:style style:name="ce128" style:family="table-cell" style:parent-style-name="Default" style:data-style-name="N37">
      <style:table-cell-properties fo:border-top="thin solid #000000" fo:border-bottom="thick solid #000000" fo:border-left="thick solid #000000" fo:border-right="thin solid #000000" style:vertical-align="automatic" fo:background-color="transparent" style:repeat-content="false"/>
      <style:paragraph-properties fo:text-align="center"/>
    </style:style>
    <style:style style:name="ce129" style:family="table-cell" style:parent-style-name="Default" style:data-style-name="N37">
      <style:table-cell-properties fo:border-top="thin solid #000000" fo:border-bottom="thick solid #000000" fo:border-left="thin solid #000000" fo:border-right="thick solid #000000" style:vertical-align="automatic" fo:background-color="transparent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ck solid #000000" style:vertical-align="middle" fo:background-color="transparent" style:repeat-content="false"/>
      <style:paragraph-properties fo:text-align="center"/>
    </style:style>
    <style:style style:name="ce131" style:family="table-cell" style:parent-style-name="Default" style:data-style-name="N0">
      <style:table-cell-properties fo:border="thick solid #000000" fo:background-color="transparent"/>
      <style:text-properties fo:color="#FF0000"/>
    </style:style>
    <style:style style:name="ce132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746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3.53483333333333cm"/>
    </style:style>
    <style:style style:name="co11" style:family="table-column">
      <style:table-column-properties fo:break-before="auto" style:column-width="1.03716666666667cm"/>
    </style:style>
    <style:style style:name="co12" style:family="table-column">
      <style:table-column-properties fo:break-before="auto" style:column-width="3.00566666666667cm"/>
    </style:style>
    <style:style style:name="co13" style:family="table-column">
      <style:table-column-properties fo:break-before="auto" style:column-width="4.40266666666667cm"/>
    </style:style>
    <style:style style:name="co14" style:family="table-column">
      <style:table-column-properties fo:break-before="auto" style:column-width="0.952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9.8pt" style:use-optimal-row-height="false" fo:break-before="auto"/>
    </style:style>
    <style:style style:name="ro5" style:family="table-row">
      <style:table-row-properties style:row-height="22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4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2"/>
          <table:table-cell office:value-type="string" table:number-columns-spanned="4" table:number-rows-spanned="1" table:style-name="ce48">
            <text:p>COORDENADAS PARCIALES</text:p>
          </table:table-cell>
          <table:covered-table-cell table:number-columns-repeated="3"/>
          <table:table-cell office:value-type="string" table:number-columns-spanned="2" table:number-rows-spanned="1" table:style-name="ce49">
            <text:p>CORRECCIONES</text:p>
          </table:table-cell>
          <table:covered-table-cell/>
          <table:table-cell office:value-type="string" table:number-columns-spanned="2" table:number-rows-spanned="1" table:style-name="ce49">
            <text:p>COOORDENADAS PARCIALES</text:p>
          </table:table-cell>
          <table:covered-table-cell/>
          <table:table-cell office:value-type="string" table:number-columns-spanned="4" table:number-rows-spanned="2" table:style-name="ce50">
            <text:p>CALCULO DE AREA POR COORDENADAS TOTATLES<text:s/></text:p>
          </table:table-cell>
          <table:covered-table-cell table:number-columns-repeated="3"/>
          <table:table-cell office:value-type="string" table:number-columns-spanned="1" table:number-rows-spanned="3" table:style-name="ce52">
            <text:p>AREA<text:s/></text:p>
          </table:table-cell>
          <table:table-cell table:style-name="ce6"/>
          <table:table-cell table:number-columns-repeated="2" table:style-name="ce1"/>
          <table:table-cell office:value-type="string" table:number-columns-spanned="10" table:number-rows-spanned="1" table:style-name="ce53">
            <text:p>LIBRETA CORREGIDA</text:p>
          </table:table-cell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3">
            <text:p>EST.</text:p>
          </table:table-cell>
          <table:table-cell office:value-type="string" table:style-name="ce4">
            <text:p>P.O.</text:p>
          </table:table-cell>
          <table:table-cell office:value-type="string" table:number-columns-spanned="3" table:number-rows-spanned="1" table:style-name="ce49">
            <text:p>AZUMIT</text:p>
          </table:table-cell>
          <table:covered-table-cell table:number-columns-repeated="2"/>
          <table:table-cell office:value-type="string" table:number-columns-spanned="5" table:number-rows-spanned="1" table:style-name="ce49">
            <text:p>RUMBO</text:p>
          </table:table-cell>
          <table:covered-table-cell table:number-columns-repeated="4"/>
          <table:table-cell office:value-type="string" table:style-name="ce4">
            <text:p>DIST. HORIZ.</text:p>
          </table:table-cell>
          <table:table-cell office:value-type="string" table:style-name="ce4">
            <text:p>COS R</text:p>
          </table:table-cell>
          <table:table-cell office:value-type="string" table:style-name="ce5">
            <text:p>SEN R</text:p>
          </table:table-cell>
          <table:table-cell office:value-type="string" table:number-columns-spanned="2" table:number-rows-spanned="1" table:style-name="ce56">
            <text:p>LATITUD Y</text:p>
          </table:table-cell>
          <table:covered-table-cell/>
          <table:table-cell office:value-type="string" table:number-columns-spanned="2" table:number-rows-spanned="1" table:style-name="ce59">
            <text:p>LATITUD X</text:p>
          </table:table-cell>
          <table:covered-table-cell/>
          <table:table-cell office:value-type="string" table:style-name="ce8">
            <text:p>LATITUD Y</text:p>
          </table:table-cell>
          <table:table-cell office:value-type="string" table:style-name="ce8">
            <text:p>LATITUD X</text:p>
          </table:table-cell>
          <table:table-cell office:value-type="string" table:number-columns-spanned="2" table:number-rows-spanned="1" table:style-name="ce59">
            <text:p>COMPENSADAS</text:p>
          </table:table-cell>
          <table:covered-table-cell/>
          <table:covered-table-cell/>
          <table:covered-table-cell table:number-columns-repeated="3"/>
          <table:covered-table-cell/>
          <table:table-cell table:style-name="ce6"/>
          <table:table-cell table:number-columns-repeated="2" table:style-name="ce1"/>
          <table:table-cell office:value-type="string" table:number-columns-spanned="1" table:number-rows-spanned="2" table:style-name="ce48">
            <text:p>EST.</text:p>
          </table:table-cell>
          <table:table-cell office:value-type="string" table:number-columns-spanned="1" table:number-rows-spanned="2" table:style-name="ce49">
            <text:p>P.O.</text:p>
          </table:table-cell>
          <table:table-cell office:value-type="string" table:number-columns-spanned="1" table:number-rows-spanned="2" table:style-name="ce49">
            <text:p>DIST. HORIZ.</text:p>
          </table:table-cell>
          <table:table-cell office:value-type="string" table:number-columns-spanned="1" table:number-rows-spanned="2" table:style-name="ce49">
            <text:p>RUMBOS</text:p>
          </table:table-cell>
          <table:table-cell office:value-type="string" table:number-columns-spanned="3" table:number-rows-spanned="2" table:style-name="ce49">
            <text:p>RUMBOS</text:p>
          </table:table-cell>
          <table:covered-table-cell table:number-columns-repeated="2"/>
          <table:table-cell office:value-type="string" table:number-columns-spanned="3" table:number-rows-spanned="2" table:style-name="ce50">
            <text:p>AZUMIT</text:p>
          </table:table-cell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7"/>
          <table:table-cell table:style-name="ce8"/>
          <table:table-cell office:value-type="string" table:style-name="ce8">
            <text:p>G</text:p>
          </table:table-cell>
          <table:table-cell office:value-type="string" table:style-name="ce8">
            <text:p>M</text:p>
          </table:table-cell>
          <table:table-cell office:value-type="string" table:style-name="ce8">
            <text:p>S</text:p>
          </table:table-cell>
          <table:table-cell office:value-type="string" table:style-name="ce8">
            <text:p>Y</text:p>
          </table:table-cell>
          <table:table-cell office:value-type="string" table:style-name="ce8">
            <text:p>G</text:p>
          </table:table-cell>
          <table:table-cell office:value-type="string" table:style-name="ce8">
            <text:p>M</text:p>
          </table:table-cell>
          <table:table-cell office:value-type="string" table:style-name="ce8">
            <text:p>S</text:p>
          </table:table-cell>
          <table:table-cell office:value-type="string" table:style-name="ce8">
            <text:p>X</text:p>
          </table:table-cell>
          <table:table-cell office:value-type="string" table:style-name="ce8">
            <text:p>(m)</text:p>
          </table:table-cell>
          <table:table-cell table:style-name="ce8"/>
          <table:table-cell table:style-name="ce9"/>
          <table:table-cell office:value-type="string" table:style-name="ce7">
            <text:p>N(+)</text:p>
          </table:table-cell>
          <table:table-cell office:value-type="string" table:style-name="ce8">
            <text:p>S(-)</text:p>
          </table:table-cell>
          <table:table-cell office:value-type="string" table:style-name="ce8">
            <text:p>E(+)</text:p>
          </table:table-cell>
          <table:table-cell office:value-type="string" table:style-name="ce8">
            <text:p>W(-)</text:p>
          </table:table-cell>
          <table:table-cell office:value-type="string" table:style-name="ce8">
            <text:p>CY</text:p>
          </table:table-cell>
          <table:table-cell office:value-type="string" table:style-name="ce8">
            <text:p>CX</text:p>
          </table:table-cell>
          <table:table-cell office:value-type="string" table:style-name="ce8">
            <text:p>LATITUD Y</text:p>
          </table:table-cell>
          <table:table-cell office:value-type="string" table:style-name="ce8">
            <text:p>LATITUD 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Y</text:p>
          </table:table-cell>
          <table:table-cell office:value-type="string" table:style-name="ce8">
            <text:p>X</text:p>
          </table:table-cell>
          <table:table-cell office:value-type="string" table:style-name="ce9">
            <text:p>Y</text:p>
          </table:table-cell>
          <table:covered-table-cell/>
          <table:table-cell table:style-name="ce6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10"/>
          <table:table-cell table:number-columns-repeated="11" table:style-name="ce11"/>
          <table:table-cell table:style-name="ce12"/>
          <table:table-cell table:style-name="ce13"/>
          <table:table-cell table:number-columns-repeated="3" table:style-name="ce14"/>
          <table:table-cell office:value-type="float" office:value="1.125E-4" table:formula="of:=ROUND([.R19]/[.R18];7)" table:style-name="ce14">
            <text:p>0.0001125</text:p>
          </table:table-cell>
          <table:table-cell office:value-type="float" office:value="4.704E-4" table:formula="of:=ROUND([.T19]/[.T18];7)" table:style-name="ce14">
            <text:p>0.0004704</text:p>
          </table:table-cell>
          <table:table-cell table:number-columns-repeated="2" table:style-name="ce14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style-name="ce14"/>
          <table:table-cell table:style-name="ce15"/>
          <table:table-cell office:value-type="string" table:number-columns-spanned="1" table:number-rows-spanned="6" table:style-name="ce60">
            <text:p><text:s/></text:p>
          </table:table-cell>
          <table:table-cell table:style-name="ce1"/>
          <table:table-cell office:value-type="string" office:string-value="0;0" table:formula="of:=CONCATENATE([.Z11];&quot;;&quot;;[.AA11])" table:style-name="ce16">
            <text:p>0;0</text:p>
          </table:table-cell>
          <table:table-cell table:style-name="ce1"/>
          <table:table-cell table:style-name="ce17"/>
          <table:table-cell table:number-columns-repeated="6" table:style-name="ce18"/>
          <table:table-cell office:value-type="string" table:style-name="ce18">
            <text:p>G</text:p>
          </table:table-cell>
          <table:table-cell office:value-type="string" table:style-name="ce18">
            <text:p>M</text:p>
          </table:table-cell>
          <table:table-cell office:value-type="string" table:style-name="ce19">
            <text:p>S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0">
            <text:p>A</text:p>
          </table:table-cell>
          <table:table-cell office:value-type="string" table:style-name="ce21">
            <text:p>B</text:p>
          </table:table-cell>
          <table:table-cell office:value-type="float" office:value="279" table:style-name="ce21">
            <text:p>279</text:p>
          </table:table-cell>
          <table:table-cell office:value-type="float" office:value="40" table:style-name="ce21">
            <text:p>4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N</text:p>
          </table:table-cell>
          <table:table-cell office:value-type="float" office:value="80" table:style-name="ce21">
            <text:p>80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W</text:p>
          </table:table-cell>
          <table:table-cell office:value-type="float" office:value="232.46" table:style-name="ce21">
            <text:p>232.46</text:p>
          </table:table-cell>
          <table:table-cell office:value-type="float" office:value="0.16791600000000001" table:formula="of:=ROUND(COS(RADIANS([.K12]+(([.L12]+[.M12]/60)/60)));6)" table:style-name="ce21">
            <text:p>0.167916</text:p>
          </table:table-cell>
          <table:table-cell office:value-type="float" office:value="0.98580100000000004" table:formula="of:=ROUND(SIN(RADIANS([.K12]+(([.L12]+[.M12]/60)/60)));6)" table:style-name="ce22">
            <text:p>0.985801</text:p>
          </table:table-cell>
          <table:table-cell office:value-type="float" office:value="39.033799999999999" table:formula="of:=ROUND(IF([.J12]=&quot;N&quot;;[.P12]*[.O12]);4)" table:style-name="ce13">
            <text:p>39.0338</text:p>
          </table:table-cell>
          <table:table-cell office:value-type="float" office:value="0" table:formula="of:=ROUND(IF([.J12]=&quot;S&quot;;[.P12]*[.O12]);4)" table:style-name="ce14">
            <text:p>0</text:p>
          </table:table-cell>
          <table:table-cell office:value-type="float" office:value="0" table:formula="of:=ROUND(IF([.N12]=&quot;E&quot;;[.Q12]*[.O12]);4)" table:style-name="ce14">
            <text:p>0</text:p>
          </table:table-cell>
          <table:table-cell office:value-type="float" office:value="229.1593" table:formula="of:=ROUND(IF([.N12]=&quot;W&quot;;[.Q12]*[.O12]);4)" table:style-name="ce14">
            <text:p>229.1593</text:p>
          </table:table-cell>
          <table:table-cell office:value-type="float" office:value="4.4000000000000003E-3" table:formula="of:=ROUND(ABS([.$V$11]*[.R12]+[.S12]*[.$V$11]);4)" table:style-name="ce14">
            <text:p>0.0044</text:p>
          </table:table-cell>
          <table:table-cell office:value-type="float" office:value="0.10780000000000001" table:formula="of:=ROUND(ABS([.$W$11]*[.T12]+[.U12]*[.$W$11]);4)" table:style-name="ce14">
            <text:p>0.1078</text:p>
          </table:table-cell>
          <table:table-cell office:value-type="float" office:value="39.038200000000003" table:formula="of:=ROUND(ABS([.R12]+[.V12]);4)" table:style-name="ce14">
            <text:p>39.0382</text:p>
          </table:table-cell>
          <table:table-cell office:value-type="float" office:value="-229.2671" table:formula="of:=ROUND(-ABS([.U12]+[.W12]);4)" table:style-name="ce14">
            <text:p>-229.2671</text:p>
          </table:table-cell>
          <table:table-cell office:value-type="float" office:value="-229.2671" table:formula="of:=[.Z11]+[.Y12]" table:style-name="ce14">
            <text:p>-229.2671</text:p>
          </table:table-cell>
          <table:table-cell office:value-type="float" office:value="39.038200000000003" table:formula="of:=[.AA11]+[.X12]" table:style-name="ce14">
            <text:p>39.0382</text:p>
          </table:table-cell>
          <table:table-cell office:value-type="float" office:value="0" table:formula="of:=[.Z11]*[.AA12]" table:style-name="ce14">
            <text:p>0</text:p>
          </table:table-cell>
          <table:table-cell office:value-type="float" office:value="0" table:formula="of:=[.AA11]*[.Z12]" table:style-name="ce15">
            <text:p>0</text:p>
          </table:table-cell>
          <table:covered-table-cell/>
          <table:table-cell table:style-name="ce1"/>
          <table:table-cell office:value-type="string" office:string-value="-229.2671;39.0382" table:formula="of:=CONCATENATE([.Z12];&quot;;&quot;;[.AA12])" table:style-name="ce23">
            <text:p>-229.2671;39.0382</text:p>
          </table:table-cell>
          <table:table-cell table:style-name="ce1"/>
          <table:table-cell office:value-type="string" table:style-name="ce24">
            <text:p>A</text:p>
          </table:table-cell>
          <table:table-cell office:value-type="string" table:style-name="ce25">
            <text:p>B</text:p>
          </table:table-cell>
          <table:table-cell office:value-type="float" office:value="232.57" table:formula="of:=ROUND(SQRT(([.Z16]-[.Z12])^2+([.AA16]-[.AA12])^2);2)" table:style-name="ce25">
            <text:p>232.57</text:p>
          </table:table-cell>
          <table:table-cell office:value-type="float" office:value="-80.336703649625548" table:formula="of:=DEGREES(ATAN(([.Z16]-[.Z12])/([.AA16]-[.AA12])))" table:style-name="ce25">
            <text:p>-80.33670365</text:p>
          </table:table-cell>
          <table:table-cell office:value-type="string" table:style-name="ce25">
            <text:p>N</text:p>
          </table:table-cell>
          <table:table-cell office:value-type="string" office:string-value="80° 20' 12.13''" table:formula="of:=TEXT(ABS([.AK12]/24); &quot;[h]° mm' ss.00''&quot;)" table:style-name="ce26">
            <text:p>80° 20' 12.13''</text:p>
          </table:table-cell>
          <table:table-cell office:value-type="string" table:style-name="ce25">
            <text:p>W</text:p>
          </table:table-cell>
          <table:table-cell office:value-type="float" office:value="279" table:style-name="ce25">
            <text:p>279</text:p>
          </table:table-cell>
          <table:table-cell office:value-type="float" office:value="39" table:style-name="ce25">
            <text:p>39</text:p>
          </table:table-cell>
          <table:table-cell office:value-type="float" office:value="47.87" table:style-name="ce27">
            <text:p>47.87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0">
            <text:p>B</text:p>
          </table:table-cell>
          <table:table-cell office:value-type="string" table:style-name="ce21">
            <text:p>C</text:p>
          </table:table-cell>
          <table:table-cell office:value-type="float" office:value="221" table:style-name="ce21">
            <text:p>22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S</text:p>
          </table:table-cell>
          <table:table-cell office:value-type="float" office:value="41" table:style-name="ce21">
            <text:p>4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W</text:p>
          </table:table-cell>
          <table:table-cell office:value-type="float" office:value="190.85" table:style-name="ce21">
            <text:p>190.85</text:p>
          </table:table-cell>
          <table:table-cell office:value-type="float" office:value="0.75087999999999999" table:formula="of:=ROUND(COS(RADIANS([.K13]+(([.L13]+[.M13]/60)/60)));6)" table:style-name="ce21">
            <text:p>0.75088</text:p>
          </table:table-cell>
          <table:table-cell office:value-type="float" office:value="0.660439" table:formula="of:=ROUND(SIN(RADIANS([.K13]+(([.L13]+[.M13]/60)/60)));6)" table:style-name="ce22">
            <text:p>0.660439</text:p>
          </table:table-cell>
          <table:table-cell office:value-type="float" office:value="0" table:formula="of:=ROUND(IF([.J13]=&quot;N&quot;;[.P13]*[.O13]);4)" table:style-name="ce13">
            <text:p>0</text:p>
          </table:table-cell>
          <table:table-cell office:value-type="float" office:value="143.30539999999999" table:formula="of:=ROUND(IF([.J13]=&quot;S&quot;;[.P13]*[.O13]);4)" table:style-name="ce14">
            <text:p>143.3054</text:p>
          </table:table-cell>
          <table:table-cell office:value-type="float" office:value="0" table:formula="of:=ROUND(IF([.N13]=&quot;E&quot;;[.Q13]*[.O13]);4)" table:style-name="ce14">
            <text:p>0</text:p>
          </table:table-cell>
          <table:table-cell office:value-type="float" office:value="126.0448" table:formula="of:=ROUND(IF([.N13]=&quot;W&quot;;[.Q13]*[.O13]);4)" table:style-name="ce14">
            <text:p>126.0448</text:p>
          </table:table-cell>
          <table:table-cell office:value-type="float" office:value="1.61E-2" table:formula="of:=ROUND(ABS([.$V$11]*[.R13]+[.S13]*[.$V$11]);4)" table:style-name="ce14">
            <text:p>0.0161</text:p>
          </table:table-cell>
          <table:table-cell office:value-type="float" office:value="5.9299999999999999E-2" table:formula="of:=ROUND(ABS([.$W$11]*[.T13]+[.U13]*[.$W$11]);4)" table:style-name="ce14">
            <text:p>0.0593</text:p>
          </table:table-cell>
          <table:table-cell office:value-type="float" office:value="-143.2893" table:formula="of:=ROUND(-ABS([.S13]-[.V13]);4)" table:style-name="ce14">
            <text:p>-143.2893</text:p>
          </table:table-cell>
          <table:table-cell office:value-type="float" office:value="-126.1041" table:formula="of:=ROUND(-ABS([.U13]+[.W13]);4)" table:style-name="ce14">
            <text:p>-126.1041</text:p>
          </table:table-cell>
          <table:table-cell office:value-type="float" office:value="-355.37119999999999" table:formula="of:=[.Z12]+[.Y13]" table:style-name="ce14">
            <text:p>-355.3712</text:p>
          </table:table-cell>
          <table:table-cell office:value-type="float" office:value="-104.25109999999999" table:formula="of:=[.AA12]+[.X13]" table:style-name="ce14">
            <text:p>-104.2511</text:p>
          </table:table-cell>
          <table:table-cell office:value-type="float" office:value="23901.347368809998" table:formula="of:=[.Z12]*[.AA13]" table:style-name="ce14">
            <text:p>23901.34737</text:p>
          </table:table-cell>
          <table:table-cell office:value-type="float" office:value="-13873.05197984" table:formula="of:=[.AA12]*[.Z13]" table:style-name="ce15">
            <text:p>-13873.05198</text:p>
          </table:table-cell>
          <table:covered-table-cell/>
          <table:table-cell table:style-name="ce1"/>
          <table:table-cell office:value-type="string" office:string-value="-355.3712;-104.2511" table:formula="of:=CONCATENATE([.Z13];&quot;;&quot;;[.AA13])" table:style-name="ce23">
            <text:p>-355.3712;-104.2511</text:p>
          </table:table-cell>
          <table:table-cell table:style-name="ce1"/>
          <table:table-cell office:value-type="string" table:style-name="ce24">
            <text:p>B</text:p>
          </table:table-cell>
          <table:table-cell office:value-type="string" table:style-name="ce25">
            <text:p>C</text:p>
          </table:table-cell>
          <table:table-cell office:value-type="float" office:value="190.88" table:formula="of:=ROUND(SQRT(([.Z13]-[.Z12])^2+([.AA13]-[.AA12])^2);2)" table:style-name="ce25">
            <text:p>190.88</text:p>
          </table:table-cell>
          <table:table-cell office:value-type="float" office:value="41.349921578580293" table:formula="of:=DEGREES(ATAN(([.Z13]-[.Z12])/([.AA13]-[.AA12])))" table:style-name="ce25">
            <text:p>41.34992158</text:p>
          </table:table-cell>
          <table:table-cell office:value-type="string" table:style-name="ce25">
            <text:p>S</text:p>
          </table:table-cell>
          <table:table-cell office:value-type="string" office:string-value="41° 20' 59.72''" table:formula="of:=TEXT(ABS([.AK13]/24); &quot;[h]° mm' ss.00''&quot;)" table:style-name="ce26">
            <text:p>41° 20' 59.72''</text:p>
          </table:table-cell>
          <table:table-cell office:value-type="string" table:style-name="ce25">
            <text:p>W</text:p>
          </table:table-cell>
          <table:table-cell office:value-type="float" office:value="221" table:style-name="ce25">
            <text:p>221</text:p>
          </table:table-cell>
          <table:table-cell office:value-type="float" office:value="20" table:style-name="ce25">
            <text:p>20</text:p>
          </table:table-cell>
          <table:table-cell office:value-type="float" office:value="59.72" table:style-name="ce27">
            <text:p>59.72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0">
            <text:p>C</text:p>
          </table:table-cell>
          <table:table-cell office:value-type="string" table:style-name="ce21">
            <text:p>D</text:p>
          </table:table-cell>
          <table:table-cell office:value-type="float" office:value="131" table:style-name="ce21">
            <text:p>131</text:p>
          </table:table-cell>
          <table:table-cell office:value-type="float" office:value="23" table:style-name="ce21">
            <text:p>23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S</text:p>
          </table:table-cell>
          <table:table-cell office:value-type="float" office:value="48" table:style-name="ce21">
            <text:p>48</text:p>
          </table:table-cell>
          <table:table-cell office:value-type="float" office:value="37" table:style-name="ce21">
            <text:p>37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E</text:p>
          </table:table-cell>
          <table:table-cell office:value-type="float" office:value="195.05" table:style-name="ce21">
            <text:p>195.05</text:p>
          </table:table-cell>
          <table:table-cell office:value-type="float" office:value="0.66109399999999996" table:formula="of:=ROUND(COS(RADIANS([.K14]+(([.L14]+[.M14]/60)/60)));6)" table:style-name="ce21">
            <text:p>0.661094</text:p>
          </table:table-cell>
          <table:table-cell office:value-type="float" office:value="0.75030300000000005" table:formula="of:=ROUND(SIN(RADIANS([.K14]+(([.L14]+[.M14]/60)/60)));6)" table:style-name="ce22">
            <text:p>0.750303</text:p>
          </table:table-cell>
          <table:table-cell office:value-type="float" office:value="0" table:formula="of:=ROUND(IF([.J14]=&quot;N&quot;;[.P14]*[.O14]);4)" table:style-name="ce13">
            <text:p>0</text:p>
          </table:table-cell>
          <table:table-cell office:value-type="float" office:value="128.94640000000001" table:formula="of:=ROUND(IF([.J14]=&quot;S&quot;;[.P14]*[.O14]);4)" table:style-name="ce14">
            <text:p>128.9464</text:p>
          </table:table-cell>
          <table:table-cell office:value-type="float" office:value="146.3466" table:formula="of:=ROUND(IF([.N14]=&quot;E&quot;;[.Q14]*[.O14]);4)" table:style-name="ce14">
            <text:p>146.3466</text:p>
          </table:table-cell>
          <table:table-cell office:value-type="float" office:value="0" table:formula="of:=ROUND(IF([.N14]=&quot;W&quot;;[.Q14]*[.O14]);4)" table:style-name="ce14">
            <text:p>0</text:p>
          </table:table-cell>
          <table:table-cell office:value-type="float" office:value="1.4500000000000001E-2" table:formula="of:=ROUND(ABS([.$V$11]*[.R14]+[.S14]*[.$V$11]);4)" table:style-name="ce14">
            <text:p>0.0145</text:p>
          </table:table-cell>
          <table:table-cell office:value-type="float" office:value="6.88E-2" table:formula="of:=ROUND(ABS([.$W$11]*[.T14]+[.U14]*[.$W$11]);4)" table:style-name="ce14">
            <text:p>0.0688</text:p>
          </table:table-cell>
          <table:table-cell office:value-type="float" office:value="-128.93190000000001" table:formula="of:=ROUND(-ABS([.S14]-[.V14]);4)" table:style-name="ce14">
            <text:p>-128.9319</text:p>
          </table:table-cell>
          <table:table-cell office:value-type="float" office:value="146.27780000000001" table:formula="of:=ROUND(ABS([.T14]-[.W14]);4)" table:style-name="ce14">
            <text:p>146.2778</text:p>
          </table:table-cell>
          <table:table-cell office:value-type="float" office:value="-209.09339999999997" table:formula="of:=[.Z13]+[.Y14]" table:style-name="ce14">
            <text:p>-209.0934</text:p>
          </table:table-cell>
          <table:table-cell office:value-type="float" office:value="-233.18299999999999" table:formula="of:=[.AA13]+[.X14]" table:style-name="ce14">
            <text:p>-233.183</text:p>
          </table:table-cell>
          <table:table-cell office:value-type="float" office:value="82866.522529599999" table:formula="of:=[.Z13]*[.AA14]" table:style-name="ce14">
            <text:p>82866.52253</text:p>
          </table:table-cell>
          <table:table-cell office:value-type="float" office:value="21798.216952739996" table:formula="of:=[.AA13]*[.Z14]" table:style-name="ce15">
            <text:p>21798.21695</text:p>
          </table:table-cell>
          <table:covered-table-cell/>
          <table:table-cell table:style-name="ce1"/>
          <table:table-cell office:value-type="string" office:string-value="-209.0934;-233.183" table:formula="of:=CONCATENATE([.Z14];&quot;;&quot;;[.AA14])" table:style-name="ce23">
            <text:p>-209.0934;-233.183</text:p>
          </table:table-cell>
          <table:table-cell table:style-name="ce1"/>
          <table:table-cell office:value-type="string" table:style-name="ce24">
            <text:p>C</text:p>
          </table:table-cell>
          <table:table-cell office:value-type="string" table:style-name="ce25">
            <text:p>D</text:p>
          </table:table-cell>
          <table:table-cell office:value-type="float" office:value="194.99" table:formula="of:=ROUND(SQRT(([.Z14]-[.Z13])^2+([.AA14]-[.AA13])^2);2)" table:style-name="ce25">
            <text:p>194.99</text:p>
          </table:table-cell>
          <table:table-cell office:value-type="float" office:value="-48.606464321207994" table:formula="of:=DEGREES(ATAN(([.Z14]-[.Z13])/([.AA14]-[.AA13])))" table:style-name="ce25">
            <text:p>-48.60646432</text:p>
          </table:table-cell>
          <table:table-cell office:value-type="string" table:style-name="ce25">
            <text:p>S</text:p>
          </table:table-cell>
          <table:table-cell office:value-type="string" office:string-value="48° 36' 23.27''" table:formula="of:=TEXT(ABS([.AK14]/24); &quot;[h]° mm' ss.00''&quot;)" table:style-name="ce26">
            <text:p>48° 36' 23.27''</text:p>
          </table:table-cell>
          <table:table-cell office:value-type="string" table:style-name="ce25">
            <text:p>E</text:p>
          </table:table-cell>
          <table:table-cell office:value-type="float" office:value="131" table:style-name="ce25">
            <text:p>131</text:p>
          </table:table-cell>
          <table:table-cell office:value-type="float" office:value="23" table:style-name="ce25">
            <text:p>23</text:p>
          </table:table-cell>
          <table:table-cell office:value-type="float" office:value="36.729999999999997" table:style-name="ce27">
            <text:p>36.73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0">
            <text:p>D</text:p>
          </table:table-cell>
          <table:table-cell office:value-type="string" table:style-name="ce21">
            <text:p>E</text:p>
          </table:table-cell>
          <table:table-cell office:value-type="float" office:value="108" table:style-name="ce21">
            <text:p>108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S</text:p>
          </table:table-cell>
          <table:table-cell office:value-type="float" office:value="71" table:style-name="ce21">
            <text:p>71</text:p>
          </table:table-cell>
          <table:table-cell office:value-type="float" office:value="35" table:style-name="ce21">
            <text:p>35</text:p>
          </table:table-cell>
          <table:table-cell office:value-type="float" office:value="0" table:style-name="ce21">
            <text:p>0</text:p>
          </table:table-cell>
          <table:table-cell office:value-type="string" table:style-name="ce21">
            <text:p>E</text:p>
          </table:table-cell>
          <table:table-cell office:value-type="float" office:value="68.540000000000006" table:style-name="ce21">
            <text:p>68.54</text:p>
          </table:table-cell>
          <table:table-cell office:value-type="float" office:value="0.31592500000000001" table:formula="of:=ROUND(COS(RADIANS([.K15]+(([.L15]+[.M15]/60)/60)));6)" table:style-name="ce21">
            <text:p>0.315925</text:p>
          </table:table-cell>
          <table:table-cell office:value-type="float" office:value="0.94878399999999996" table:formula="of:=ROUND(SIN(RADIANS([.K15]+(([.L15]+[.M15]/60)/60)));6)" table:style-name="ce22">
            <text:p>0.948784</text:p>
          </table:table-cell>
          <table:table-cell office:value-type="float" office:value="0" table:formula="of:=ROUND(IF([.J15]=&quot;N&quot;;[.P15]*[.O15]);4)" table:style-name="ce13">
            <text:p>0</text:p>
          </table:table-cell>
          <table:table-cell office:value-type="float" office:value="21.653500000000001" table:formula="of:=ROUND(IF([.J15]=&quot;S&quot;;[.P15]*[.O15]);4)" table:style-name="ce14">
            <text:p>21.6535</text:p>
          </table:table-cell>
          <table:table-cell office:value-type="float" office:value="65.029700000000005" table:formula="of:=ROUND(IF([.N15]=&quot;E&quot;;[.Q15]*[.O15]);4)" table:style-name="ce14">
            <text:p>65.0297</text:p>
          </table:table-cell>
          <table:table-cell office:value-type="float" office:value="0" table:formula="of:=ROUND(IF([.N15]=&quot;W&quot;;[.Q15]*[.O15]);4)" table:style-name="ce14">
            <text:p>0</text:p>
          </table:table-cell>
          <table:table-cell office:value-type="float" office:value="2.3999999999999998E-3" table:formula="of:=ROUND(ABS([.$V$11]*[.R15]+[.S15]*[.$V$11]);4)" table:style-name="ce14">
            <text:p>0.0024</text:p>
          </table:table-cell>
          <table:table-cell office:value-type="float" office:value="3.0599999999999999E-2" table:formula="of:=ROUND(ABS([.$W$11]*[.T15]+[.U15]*[.$W$11]);4)" table:style-name="ce14">
            <text:p>0.0306</text:p>
          </table:table-cell>
          <table:table-cell office:value-type="float" office:value="-21.6511" table:formula="of:=ROUND(-ABS([.S15]-[.V15]);4)" table:style-name="ce14">
            <text:p>-21.6511</text:p>
          </table:table-cell>
          <table:table-cell office:value-type="float" office:value="64.999099999999999" table:formula="of:=ROUND(ABS([.T15]-[.W15]);4)" table:style-name="ce14">
            <text:p>64.9991</text:p>
          </table:table-cell>
          <table:table-cell office:value-type="float" office:value="-144.09429999999998" table:formula="of:=[.Z14]+[.Y15]" table:style-name="ce14">
            <text:p>-144.0943</text:p>
          </table:table-cell>
          <table:table-cell office:value-type="float" office:value="-254.83409999999998" table:formula="of:=[.AA14]+[.X15]" table:style-name="ce14">
            <text:p>-254.8341</text:p>
          </table:table-cell>
          <table:table-cell office:value-type="float" office:value="53284.128404939991" table:formula="of:=[.Z14]*[.AA15]" table:style-name="ce14">
            <text:p>53284.1284</text:p>
          </table:table-cell>
          <table:table-cell office:value-type="float" office:value="33600.341156899995" table:formula="of:=[.AA14]*[.Z15]" table:style-name="ce15">
            <text:p>33600.34116</text:p>
          </table:table-cell>
          <table:covered-table-cell/>
          <table:table-cell table:style-name="ce1"/>
          <table:table-cell office:value-type="string" office:string-value="-144.0943;-254.8341" table:formula="of:=CONCATENATE([.Z15];&quot;;&quot;;[.AA15])" table:style-name="ce23">
            <text:p>-144.0943;-254.8341</text:p>
          </table:table-cell>
          <table:table-cell table:style-name="ce1"/>
          <table:table-cell office:value-type="string" table:style-name="ce24">
            <text:p>D</text:p>
          </table:table-cell>
          <table:table-cell office:value-type="string" table:style-name="ce25">
            <text:p>E</text:p>
          </table:table-cell>
          <table:table-cell office:value-type="float" office:value="68.510000000000005" table:formula="of:=ROUND(SQRT(([.Z15]-[.Z14])^2+([.AA15]-[.AA14])^2);2)" table:style-name="ce25">
            <text:p>68.51</text:p>
          </table:table-cell>
          <table:table-cell office:value-type="float" office:value="-71.577163644387284" table:formula="of:=DEGREES(ATAN(([.Z15]-[.Z14])/([.AA15]-[.AA14])))" table:style-name="ce25">
            <text:p>-71.57716364</text:p>
          </table:table-cell>
          <table:table-cell office:value-type="string" table:style-name="ce25">
            <text:p>S</text:p>
          </table:table-cell>
          <table:table-cell office:value-type="string" office:string-value="71° 34' 37.79''" table:formula="of:=TEXT(ABS([.AK15]/24); &quot;[h]° mm' ss.00''&quot;)" table:style-name="ce26">
            <text:p>71° 34' 37.79''</text:p>
          </table:table-cell>
          <table:table-cell office:value-type="string" table:style-name="ce25">
            <text:p>E</text:p>
          </table:table-cell>
          <table:table-cell office:value-type="float" office:value="108" table:style-name="ce25">
            <text:p>108</text:p>
          </table:table-cell>
          <table:table-cell office:value-type="float" office:value="25" table:style-name="ce25">
            <text:p>25</text:p>
          </table:table-cell>
          <table:table-cell office:value-type="float" office:value="22.21" table:style-name="ce27">
            <text:p>22.21</text:p>
          </table:table-cell>
          <table:table-cell table:number-columns-repeated="16341"/>
        </table:table-row>
        <table:table-row table:style-name="ro3">
          <table:table-cell table:number-columns-repeated="4"/>
          <table:table-cell office:value-type="string" table:style-name="ce28">
            <text:p>E<text:s/></text:p>
          </table:table-cell>
          <table:table-cell office:value-type="string" table:style-name="ce29">
            <text:p>A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N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0</text:p>
          </table:table-cell>
          <table:table-cell office:value-type="string" table:style-name="ce29">
            <text:p>E</text:p>
          </table:table-cell>
          <table:table-cell office:value-type="float" office:value="292.76" table:style-name="ce29">
            <text:p>292.76</text:p>
          </table:table-cell>
          <table:table-cell office:value-type="float" office:value="0.87035600000000002" table:formula="of:=ROUND(COS(RADIANS([.K16]+(([.L16]+[.M16]/60)/60)));6)" table:style-name="ce29">
            <text:p>0.870356</text:p>
          </table:table-cell>
          <table:table-cell office:value-type="float" office:value="0.49242399999999997" table:formula="of:=ROUND(SIN(RADIANS([.K16]+(([.L16]+[.M16]/60)/60)));6)" table:style-name="ce30">
            <text:p>0.492424</text:p>
          </table:table-cell>
          <table:table-cell office:value-type="float" office:value="254.80539999999999" table:formula="of:=ROUND(IF([.J16]=&quot;N&quot;;[.P16]*[.O16]);4)" table:style-name="ce31">
            <text:p>254.8054</text:p>
          </table:table-cell>
          <table:table-cell office:value-type="float" office:value="0" table:formula="of:=ROUND(IF([.J16]=&quot;S&quot;;[.P16]*[.O16]);4)" table:style-name="ce32">
            <text:p>0</text:p>
          </table:table-cell>
          <table:table-cell office:value-type="float" office:value="144.16210000000001" table:formula="of:=ROUND(IF([.N16]=&quot;E&quot;;[.Q16]*[.O16]);4)" table:style-name="ce32">
            <text:p>144.1621</text:p>
          </table:table-cell>
          <table:table-cell office:value-type="float" office:value="0" table:formula="of:=ROUND(IF([.N16]=&quot;W&quot;;[.Q16]*[.O16]);4)" table:style-name="ce32">
            <text:p>0</text:p>
          </table:table-cell>
          <table:table-cell office:value-type="float" office:value="2.87E-2" table:formula="of:=ROUND(ABS([.$V$11]*[.R16]+[.S16]*[.$V$11]);4)" table:style-name="ce32">
            <text:p>0.0287</text:p>
          </table:table-cell>
          <table:table-cell office:value-type="float" office:value="6.7799999999999999E-2" table:formula="of:=ROUND(ABS([.$W$11]*[.T16]+[.U16]*[.$W$11]);4)" table:style-name="ce32">
            <text:p>0.0678</text:p>
          </table:table-cell>
          <table:table-cell office:value-type="float" office:value="254.83410000000001" table:formula="of:=ROUND(ABS([.R16]+[.V16]);4)" table:style-name="ce32">
            <text:p>254.8341</text:p>
          </table:table-cell>
          <table:table-cell office:value-type="float" office:value="144.0943" table:formula="of:=ROUND(ABS([.T16]-[.W16]);4)" table:style-name="ce32">
            <text:p>144.0943</text:p>
          </table:table-cell>
          <table:table-cell office:value-type="float" office:value="0" table:formula="of:=[.Z15]+[.Y16]" table:style-name="ce32">
            <text:p>0</text:p>
          </table:table-cell>
          <table:table-cell office:value-type="float" office:value="0" table:formula="of:=[.AA15]+[.X16]" table:style-name="ce32">
            <text:p>0</text:p>
          </table:table-cell>
          <table:table-cell office:value-type="float" office:value="0" table:formula="of:=[.Z15]*[.AA16]" table:style-name="ce32">
            <text:p>0</text:p>
          </table:table-cell>
          <table:table-cell office:value-type="float" office:value="0" table:formula="of:=[.AA15]*[.Z16]" table:style-name="ce33">
            <text:p>0</text:p>
          </table:table-cell>
          <table:covered-table-cell/>
          <table:table-cell table:style-name="ce1"/>
          <table:table-cell office:value-type="string" office:string-value="0;0" table:formula="of:=CONCATENATE([.Z16];&quot;;&quot;;[.AA16])" table:style-name="ce34">
            <text:p>0;0</text:p>
          </table:table-cell>
          <table:table-cell table:style-name="ce1"/>
          <table:table-cell office:value-type="string" table:style-name="ce35">
            <text:p>E<text:s/></text:p>
          </table:table-cell>
          <table:table-cell office:value-type="string" table:style-name="ce36">
            <text:p>A</text:p>
          </table:table-cell>
          <table:table-cell office:value-type="float" office:value="292.75" table:formula="of:=ROUND(SQRT(([.Z16]-[.Z15])^2+([.AA16]-[.AA15])^2);2)" table:style-name="ce36">
            <text:p>292.75</text:p>
          </table:table-cell>
          <table:table-cell office:value-type="float" office:value="29.485708922620962" table:formula="of:=DEGREES(ATAN(([.Z16]-[.Z15])/([.AA16]-[.AA15])))" table:style-name="ce36">
            <text:p>29.48570892</text:p>
          </table:table-cell>
          <table:table-cell office:value-type="string" table:style-name="ce36">
            <text:p>N</text:p>
          </table:table-cell>
          <table:table-cell office:value-type="string" office:string-value="29° 29' 08.55''" table:formula="of:=TEXT(ABS([.AK16]/24); &quot;[h]° mm' ss.00''&quot;)" table:style-name="ce37">
            <text:p>29° 29' 08.55''</text:p>
          </table:table-cell>
          <table:table-cell office:value-type="string" table:style-name="ce36">
            <text:p>E</text:p>
          </table:table-cell>
          <table:table-cell office:value-type="float" office:value="29" table:style-name="ce36">
            <text:p>29</text:p>
          </table:table-cell>
          <table:table-cell office:value-type="float" office:value="29" table:style-name="ce36">
            <text:p>29</text:p>
          </table:table-cell>
          <table:table-cell office:value-type="float" office:value="8.5500000000000007" table:style-name="ce38">
            <text:p>8.55</text:p>
          </table:table-cell>
          <table:table-cell table:number-columns-repeated="16341"/>
        </table:table-row>
        <table:table-row table:style-name="ro3">
          <table:table-cell table:number-columns-repeated="14"/>
          <table:table-cell office:value-type="float" office:value="979.66" table:formula="of:=SUM([.O12:.O16])" table:style-name="ce39">
            <text:p>∑=979.66</text:p>
          </table:table-cell>
          <table:table-cell table:number-columns-repeated="2" table:style-name="ce1"/>
          <table:table-cell office:value-type="float" office:value="293.83920000000001" table:formula="of:=SUM([.R12:.R16])" table:style-name="ce40">
            <text:p>∑=293.8392</text:p>
          </table:table-cell>
          <table:table-cell office:value-type="float" office:value="293.90530000000001" table:formula="of:=SUM([.S12:.S16])" table:style-name="ce41">
            <text:p>∑=293.9053</text:p>
          </table:table-cell>
          <table:table-cell office:value-type="float" office:value="355.53840000000002" table:formula="of:=SUM([.T12:.T16])" table:style-name="ce41">
            <text:p>∑=355.5384</text:p>
          </table:table-cell>
          <table:table-cell office:value-type="float" office:value="355.20409999999998" table:formula="of:=SUM([.U12:.U16])" table:style-name="ce42">
            <text:p>∑=355.2041</text:p>
          </table:table-cell>
          <table:table-cell table:number-columns-repeated="2" table:style-name="ce1"/>
          <table:table-cell office:value-type="float" office:value="0" table:formula="of:=SUM([.X12:.X16])" table:style-name="ce43">
            <text:p>∑=0</text:p>
          </table:table-cell>
          <table:table-cell office:value-type="float" office:value="0" table:formula="of:=ROUND(SUM([.Y12:.Y16]);4)" table:style-name="ce43">
            <text:p>∑=0</text:p>
          </table:table-cell>
          <table:table-cell table:number-columns-repeated="2" table:style-name="ce1"/>
          <table:table-cell office:value-type="float" office:value="160051.99830334997" table:formula="of:=SUM([.AB12:.AB16])" table:style-name="ce44">
            <text:p>∑=160051.9983</text:p>
          </table:table-cell>
          <table:table-cell office:value-type="float" office:value="41525.506129799993" table:formula="of:=SUM([.AC12:.AC16])" table:style-name="ce44">
            <text:p>∑=41525.50613</text:p>
          </table:table-cell>
          <table:table-cell table:number-columns-repeated="16355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587.74450000000002" table:formula="of:=[.R17]+[.S17]" table:number-columns-spanned="2" table:number-rows-spanned="1" table:style-name="ce61">
            <text:p>∑=587.7445</text:p>
          </table:table-cell>
          <table:covered-table-cell/>
          <table:table-cell office:value-type="float" office:value="710.74250000000006" table:formula="of:=[.T17]+[.U17]" table:number-columns-spanned="2" table:number-rows-spanned="1" table:style-name="ce62">
            <text:p>∑=710.7425</text:p>
          </table:table-cell>
          <table:covered-table-cell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3" table:style-name="ce1"/>
          <table:table-cell office:value-type="float" office:value="6.6100000000005821E-2" table:formula="of:=ABS([.R17]-[.S17])" table:number-columns-spanned="2" table:number-rows-spanned="1" table:style-name="ce63">
            <text:p>Δ=0.0661</text:p>
          </table:table-cell>
          <table:covered-table-cell/>
          <table:table-cell office:value-type="float" office:value="0.33430000000004156" table:formula="of:=ABS([.T17]-[.U17])" table:number-columns-spanned="2" table:number-rows-spanned="1" table:style-name="ce64">
            <text:p>Δ=0.3343</text:p>
          </table:table-cell>
          <table:covered-table-cell/>
          <table:table-cell table:number-columns-repeated="16363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string" table:style-name="ce45">
            <text:p>EC</text:p>
          </table:table-cell>
          <table:table-cell office:value-type="float" office:value="0.34079999999999999" table:formula="of:=ROUND(SQRT(([.T19]^2)+[.R19]^2);4)" table:style-name="ce45">
            <text:p>0.3408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string" table:style-name="ce45">
            <text:p>EU</text:p>
          </table:table-cell>
          <table:table-cell office:value-type="float" office:value="2.9999999999999997E-4" table:formula="of:=ROUND([.S21]/[.O17];4)" table:style-name="ce45">
            <text:p>0.0003</text:p>
          </table:table-cell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office:value-type="float" office:value="2.9999999999999997E-4" table:formula="of:=[.S22]" table:style-name="ce45">
            <text:p>0.0003</text:p>
          </table:table-cell>
          <table:table-cell office:value-type="string" table:style-name="ce46">
            <text:p>≤</text:p>
          </table:table-cell>
          <table:table-cell office:value-type="float" office:value="3.003003003003003E-3" table:formula="of:=1/333" table:style-name="ce45">
            <text:p>0.003003003</text:p>
          </table:table-cell>
          <table:table-cell office:value-type="string" office:string-value="CHEQUEA" table:formula="of:=IF([.R24]&lt;=[.T24];&quot;CHEQUEA&quot;;&quot;REVISAR&quot;)" table:style-name="ce47">
            <text:p>CHEQUEA</text:p>
          </table:table-cell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45" table:default-cell-style-name="ce1"/>
        <table:table-row table:number-rows-repeated="6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1"/>
        </table:table-row>
        <table:table-row table:style-name="ro3">
          <table:table-cell table:number-columns-repeated="4"/>
          <table:table-cell table:number-columns-repeated="13" table:style-name="ce2"/>
          <table:table-cell table:number-columns-spanned="4" table:number-rows-spanned="1" table:style-name="ce48"/>
          <table:covered-table-cell table:number-columns-repeated="3"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4" table:number-rows-spanned="2" table:style-name="ce50"/>
          <table:covered-table-cell table:number-columns-repeated="3"/>
          <table:table-cell table:number-columns-spanned="1" table:number-rows-spanned="3" table:style-name="ce52"/>
          <table:table-cell table:style-name="ce6"/>
          <table:table-cell table:number-columns-repeated="2" table:style-name="ce1"/>
          <table:table-cell table:number-columns-spanned="10" table:number-rows-spanned="1" table:style-name="ce53"/>
          <table:covered-table-cell table:number-columns-repeated="9"/>
          <table:table-cell table:number-columns-repeated="16341"/>
        </table:table-row>
        <table:table-row table:style-name="ro3">
          <table:table-cell table:number-columns-repeated="4"/>
          <table:table-cell table:style-name="ce3"/>
          <table:table-cell table:style-name="ce4"/>
          <table:table-cell table:number-columns-spanned="3" table:number-rows-spanned="1" table:style-name="ce49"/>
          <table:covered-table-cell table:number-columns-repeated="2"/>
          <table:table-cell table:number-columns-spanned="5" table:number-rows-spanned="1" table:style-name="ce49"/>
          <table:covered-table-cell table:number-columns-repeated="4"/>
          <table:table-cell table:number-columns-repeated="2" table:style-name="ce4"/>
          <table:table-cell table:style-name="ce5"/>
          <table:table-cell table:number-columns-spanned="2" table:number-rows-spanned="1" table:style-name="ce56"/>
          <table:covered-table-cell/>
          <table:table-cell table:number-columns-spanned="2" table:number-rows-spanned="1" table:style-name="ce59"/>
          <table:covered-table-cell/>
          <table:table-cell table:number-columns-repeated="2" table:style-name="ce8"/>
          <table:table-cell table:number-columns-spanned="2" table:number-rows-spanned="1" table:style-name="ce59"/>
          <table:covered-table-cell/>
          <table:covered-table-cell/>
          <table:covered-table-cell table:number-columns-repeated="3"/>
          <table:covered-table-cell/>
          <table:table-cell table:style-name="ce6"/>
          <table:table-cell table:number-columns-repeated="2" table:style-name="ce1"/>
          <table:table-cell table:number-columns-spanned="1" table:number-rows-spanned="2" table:style-name="ce48"/>
          <table:table-cell table:number-columns-spanned="1" table:number-rows-spanned="2" table:style-name="ce49"/>
          <table:table-cell table:number-columns-spanned="1" table:number-rows-spanned="2" table:style-name="ce49"/>
          <table:table-cell table:number-columns-spanned="1" table:number-rows-spanned="2" table:style-name="ce49"/>
          <table:table-cell table:number-columns-spanned="3" table:number-rows-spanned="2" table:style-name="ce49"/>
          <table:covered-table-cell table:number-columns-repeated="2"/>
          <table:table-cell table:number-columns-spanned="3" table:number-rows-spanned="2" table:style-name="ce50"/>
          <table:covered-table-cell table:number-columns-repeated="2"/>
          <table:table-cell table:number-columns-repeated="16341"/>
        </table:table-row>
        <table:table-row table:style-name="ro3">
          <table:table-cell table:number-columns-repeated="4"/>
          <table:table-cell table:style-name="ce7"/>
          <table:table-cell table:number-columns-repeated="11" table:style-name="ce8"/>
          <table:table-cell table:style-name="ce9"/>
          <table:table-cell table:style-name="ce7"/>
          <table:table-cell table:number-columns-repeated="10" table:style-name="ce8"/>
          <table:table-cell table:style-name="ce9"/>
          <table:covered-table-cell/>
          <table:table-cell table:style-name="ce6"/>
          <table:table-cell table:number-columns-repeated="2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41"/>
        </table:table-row>
        <table:table-row table:style-name="ro2">
          <table:table-cell table:number-columns-repeated="4"/>
          <table:table-cell table:style-name="ce10"/>
          <table:table-cell table:number-columns-repeated="11" table:style-name="ce11"/>
          <table:table-cell table:style-name="ce12"/>
          <table:table-cell table:style-name="ce13"/>
          <table:table-cell table:number-columns-repeated="10" table:style-name="ce14"/>
          <table:table-cell table:style-name="ce15"/>
          <table:table-cell table:number-columns-spanned="1" table:number-rows-spanned="6" table:style-name="ce60"/>
          <table:table-cell table:style-name="ce1"/>
          <table:table-cell office:value-type="string" office:string-value=";" table:formula="of:=CONCATENATE([.Z11];&quot;;&quot;;[.AA11])" table:style-name="ce16">
            <text:p>;</text:p>
          </table:table-cell>
          <table:table-cell table:style-name="ce1"/>
          <table:table-cell table:style-name="ce17"/>
          <table:table-cell table:number-columns-repeated="8" table:style-name="ce18"/>
          <table:table-cell table:style-name="ce19"/>
          <table:table-cell table:number-columns-repeated="16341"/>
        </table:table-row>
        <table:table-row table:style-name="ro1">
          <table:table-cell table:number-columns-repeated="4"/>
          <table:table-cell table:style-name="ce20"/>
          <table:table-cell table:number-columns-repeated="11" table:style-name="ce21"/>
          <table:table-cell table:style-name="ce22"/>
          <table:table-cell table:style-name="ce13"/>
          <table:table-cell table:number-columns-repeated="10" table:style-name="ce14"/>
          <table:table-cell table:style-name="ce15"/>
          <table:covered-table-cell/>
          <table:table-cell table:style-name="ce1"/>
          <table:table-cell office:value-type="string" office:string-value=";" table:formula="of:=CONCATENATE([.Z12];&quot;;&quot;;[.AA12])" table:style-name="ce23">
            <text:p>;</text:p>
          </table:table-cell>
          <table:table-cell table:style-name="ce1"/>
          <table:table-cell table:style-name="ce24"/>
          <table:table-cell table:number-columns-repeated="4" table:style-name="ce25"/>
          <table:table-cell table:style-name="ce26"/>
          <table:table-cell table:number-columns-repeated="3" table:style-name="ce25"/>
          <table:table-cell table:style-name="ce27"/>
          <table:table-cell table:number-columns-repeated="16341"/>
        </table:table-row>
        <table:table-row table:style-name="ro1">
          <table:table-cell table:number-columns-repeated="4"/>
          <table:table-cell table:style-name="ce20"/>
          <table:table-cell table:number-columns-repeated="11" table:style-name="ce21"/>
          <table:table-cell table:style-name="ce22"/>
          <table:table-cell table:style-name="ce13"/>
          <table:table-cell table:number-columns-repeated="10" table:style-name="ce14"/>
          <table:table-cell table:style-name="ce15"/>
          <table:covered-table-cell/>
          <table:table-cell table:style-name="ce1"/>
          <table:table-cell office:value-type="string" office:string-value=";" table:formula="of:=CONCATENATE([.Z13];&quot;;&quot;;[.AA13])" table:style-name="ce23">
            <text:p>;</text:p>
          </table:table-cell>
          <table:table-cell table:style-name="ce1"/>
          <table:table-cell table:style-name="ce24"/>
          <table:table-cell table:number-columns-repeated="4" table:style-name="ce25"/>
          <table:table-cell table:style-name="ce26"/>
          <table:table-cell table:number-columns-repeated="3" table:style-name="ce25"/>
          <table:table-cell table:style-name="ce27"/>
          <table:table-cell table:number-columns-repeated="16341"/>
        </table:table-row>
        <table:table-row table:style-name="ro1">
          <table:table-cell table:number-columns-repeated="4"/>
          <table:table-cell table:style-name="ce20"/>
          <table:table-cell table:number-columns-repeated="11" table:style-name="ce21"/>
          <table:table-cell table:style-name="ce22"/>
          <table:table-cell table:style-name="ce13"/>
          <table:table-cell table:number-columns-repeated="10" table:style-name="ce14"/>
          <table:table-cell table:style-name="ce15"/>
          <table:covered-table-cell/>
          <table:table-cell table:style-name="ce1"/>
          <table:table-cell office:value-type="string" office:string-value=";" table:formula="of:=CONCATENATE([.Z14];&quot;;&quot;;[.AA14])" table:style-name="ce23">
            <text:p>;</text:p>
          </table:table-cell>
          <table:table-cell table:style-name="ce1"/>
          <table:table-cell table:style-name="ce24"/>
          <table:table-cell table:number-columns-repeated="4" table:style-name="ce25"/>
          <table:table-cell table:style-name="ce26"/>
          <table:table-cell table:number-columns-repeated="3" table:style-name="ce25"/>
          <table:table-cell table:style-name="ce27"/>
          <table:table-cell table:number-columns-repeated="16341"/>
        </table:table-row>
        <table:table-row table:style-name="ro1">
          <table:table-cell table:number-columns-repeated="4"/>
          <table:table-cell table:style-name="ce20"/>
          <table:table-cell table:number-columns-repeated="11" table:style-name="ce21"/>
          <table:table-cell table:style-name="ce22"/>
          <table:table-cell table:style-name="ce13"/>
          <table:table-cell table:number-columns-repeated="10" table:style-name="ce14"/>
          <table:table-cell table:style-name="ce15"/>
          <table:covered-table-cell/>
          <table:table-cell table:style-name="ce1"/>
          <table:table-cell office:value-type="string" office:string-value=";" table:formula="of:=CONCATENATE([.Z15];&quot;;&quot;;[.AA15])" table:style-name="ce23">
            <text:p>;</text:p>
          </table:table-cell>
          <table:table-cell table:style-name="ce1"/>
          <table:table-cell table:style-name="ce24"/>
          <table:table-cell table:number-columns-repeated="4" table:style-name="ce25"/>
          <table:table-cell table:style-name="ce26"/>
          <table:table-cell table:number-columns-repeated="3" table:style-name="ce25"/>
          <table:table-cell table:style-name="ce27"/>
          <table:table-cell table:number-columns-repeated="16341"/>
        </table:table-row>
        <table:table-row table:style-name="ro2">
          <table:table-cell table:number-columns-repeated="4"/>
          <table:table-cell table:style-name="ce28"/>
          <table:table-cell table:number-columns-repeated="11" table:style-name="ce29"/>
          <table:table-cell table:style-name="ce30"/>
          <table:table-cell table:style-name="ce31"/>
          <table:table-cell table:number-columns-repeated="10" table:style-name="ce32"/>
          <table:table-cell table:style-name="ce33"/>
          <table:covered-table-cell/>
          <table:table-cell table:style-name="ce1"/>
          <table:table-cell office:value-type="string" office:string-value=";" table:formula="of:=CONCATENATE([.Z16];&quot;;&quot;;[.AA16])" table:style-name="ce34">
            <text:p>;</text:p>
          </table:table-cell>
          <table:table-cell table:style-name="ce1"/>
          <table:table-cell table:style-name="ce35"/>
          <table:table-cell table:number-columns-repeated="4" table:style-name="ce36"/>
          <table:table-cell table:style-name="ce37"/>
          <table:table-cell table:number-columns-repeated="3" table:style-name="ce36"/>
          <table:table-cell table:style-name="ce38"/>
          <table:table-cell table:number-columns-repeated="16341"/>
        </table:table-row>
        <table:table-row table:style-name="ro3">
          <table:table-cell table:number-columns-repeated="14"/>
          <table:table-cell table:style-name="ce39"/>
          <table:table-cell table:number-columns-repeated="2" table:style-name="ce1"/>
          <table:table-cell table:style-name="ce40"/>
          <table:table-cell table:number-columns-repeated="2" table:style-name="ce41"/>
          <table:table-cell table:style-name="ce42"/>
          <table:table-cell table:number-columns-repeated="2" table:style-name="ce1"/>
          <table:table-cell table:number-columns-repeated="2" table:style-name="ce43"/>
          <table:table-cell table:number-columns-repeated="2" table:style-name="ce1"/>
          <table:table-cell table:number-columns-repeated="2" table:style-name="ce44"/>
          <table:table-cell table:number-columns-repeated="16355"/>
        </table:table-row>
        <table:table-row table:style-name="ro2">
          <table:table-cell table:number-columns-repeated="14"/>
          <table:table-cell table:number-columns-repeated="3" table:style-name="ce1"/>
          <table:table-cell table:number-columns-spanned="2" table:number-rows-spanned="1" table:style-name="ce61"/>
          <table:covered-table-cell/>
          <table:table-cell table:number-columns-spanned="2" table:number-rows-spanned="1" table:style-name="ce62"/>
          <table:covered-table-cell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3" table:style-name="ce1"/>
          <table:table-cell table:number-columns-spanned="2" table:number-rows-spanned="1" table:style-name="ce63"/>
          <table:covered-table-cell/>
          <table:table-cell table:number-columns-spanned="2" table:number-rows-spanned="1" table:style-name="ce64"/>
          <table:covered-table-cell/>
          <table:table-cell table:number-columns-repeated="16363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number-rows-repeated="2" table:style-name="ro3">
          <table:table-cell table:number-columns-repeated="14"/>
          <table:table-cell table:number-columns-repeated="3" table:style-name="ce1"/>
          <table:table-cell table:number-columns-repeated="2" table:style-name="ce45"/>
          <table:table-cell table:number-columns-repeated="16365" table:style-name="ce1"/>
        </table:table-row>
        <table:table-row table:style-name="ro3">
          <table:table-cell table:number-columns-repeated="14"/>
          <table:table-cell table:number-columns-repeated="16370" table:style-name="ce1"/>
        </table:table-row>
        <table:table-row table:style-name="ro3">
          <table:table-cell table:number-columns-repeated="14"/>
          <table:table-cell table:number-columns-repeated="3" table:style-name="ce1"/>
          <table:table-cell table:style-name="ce45"/>
          <table:table-cell table:style-name="ce46"/>
          <table:table-cell table:style-name="ce45"/>
          <table:table-cell table:style-name="ce47"/>
          <table:table-cell table:number-columns-repeated="16363" table:style-name="ce1"/>
        </table:table-row>
        <table:table-row table:style-name="ro2">
          <table:table-cell table:number-columns-repeated="14"/>
          <table:table-cell table:number-columns-repeated="16370" table:style-name="ce1"/>
        </table:table-row>
        <table:table-row table:number-rows-repeated="1048551" table:style-name="ro1">
          <table:table-cell table:number-columns-repeated="16384"/>
        </table:table-row>
      </table:table>
      <table:table table:name="Hoja3" table:style-name="ta3">
        <table:table-column table:style-name="co8" table:default-cell-style-name="ce1"/>
        <table:table-column table:style-name="co9" table:number-columns-repeated="2" table:default-cell-style-name="ce1"/>
        <table:table-column table:style-name="co1" table:number-columns-repeated="8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8" table:default-cell-style-name="ce1"/>
        <table:table-column table:style-name="co13" table:default-cell-style-name="ce100"/>
        <table:table-column table:style-name="co14" table:default-cell-style-name="ce100"/>
        <table:table-column table:style-name="co15" table:number-columns-repeated="5" table:default-cell-style-name="ce1"/>
        <table:table-column table:style-name="co1" table:default-cell-style-name="ce1"/>
        <table:table-column table:style-name="co16" table:default-cell-style-name="ce86"/>
        <table:table-column table:style-name="co14" table:number-columns-repeated="3" table:default-cell-style-name="ce1"/>
        <table:table-column table:style-name="co15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4" table:default-cell-style-name="ce1"/>
        <table:table-column table:style-name="co1" table:number-columns-repeated="16345" table:default-cell-style-name="ce1"/>
        <table:table-row table:style-name="ro4">
          <table:table-cell table:number-columns-spanned="12" table:number-rows-spanned="1" table:style-name="ce132"/>
          <table:covered-table-cell table:number-columns-repeated="11"/>
          <table:table-cell table:style-name="ce121"/>
          <table:table-cell table:number-columns-spanned="4" table:number-rows-spanned="1" table:style-name="ce49"/>
          <table:covered-table-cell table:number-columns-repeated="3"/>
          <table:table-cell table:number-columns-spanned="2" table:number-rows-spanned="1" table:style-name="ce49"/>
          <table:covered-table-cell/>
          <table:table-cell table:number-columns-spanned="2" table:number-rows-spanned="1" table:style-name="ce50"/>
          <table:covered-table-cell/>
          <table:table-cell table:style-name="ce88"/>
          <table:table-cell table:style-name="ce106"/>
          <table:table-cell table:number-columns-spanned="4" table:number-rows-spanned="2" table:style-name="ce133"/>
          <table:covered-table-cell table:number-columns-repeated="3"/>
          <table:table-cell table:number-columns-spanned="1" table:number-rows-spanned="3" table:style-name="ce52"/>
          <table:table-cell table:style-name="ce6"/>
          <table:table-cell table:style-name="ce86"/>
          <table:table-cell table:style-name="ce111"/>
          <table:table-cell table:number-columns-spanned="11" table:number-rows-spanned="1" table:style-name="ce112"/>
          <table:covered-table-cell table:number-columns-repeated="10"/>
          <table:table-cell table:number-columns-repeated="16342"/>
        </table:table-row>
        <table:table-row table:style-name="ro4">
          <table:table-cell table:style-name="ce89"/>
          <table:table-cell table:number-columns-repeated="2" table:style-name="ce4"/>
          <table:table-cell table:number-columns-spanned="3" table:number-rows-spanned="1" table:style-name="ce49"/>
          <table:covered-table-cell table:number-columns-repeated="2"/>
          <table:table-cell table:number-columns-spanned="5" table:number-rows-spanned="1" table:style-name="ce49"/>
          <table:covered-table-cell table:number-columns-repeated="4"/>
          <table:table-cell table:style-name="ce5"/>
          <table:table-cell table:style-name="ce54"/>
          <table:table-cell table:number-columns-spanned="2" table:number-rows-spanned="1" table:style-name="ce59"/>
          <table:covered-table-cell/>
          <table:table-cell table:number-columns-spanned="2" table:number-rows-spanned="1" table:style-name="ce59"/>
          <table:covered-table-cell/>
          <table:table-cell table:number-columns-repeated="2" table:style-name="ce57"/>
          <table:table-cell table:number-columns-spanned="2" table:number-rows-spanned="1" table:style-name="ce99"/>
          <table:covered-table-cell/>
          <table:table-cell table:style-name="ce88"/>
          <table:table-cell table:style-name="ce107"/>
          <table:covered-table-cell/>
          <table:covered-table-cell table:number-columns-repeated="3"/>
          <table:covered-table-cell/>
          <table:table-cell table:style-name="ce6"/>
          <table:table-cell table:style-name="ce86"/>
          <table:table-cell table:style-name="ce108"/>
          <table:table-cell table:number-columns-spanned="1" table:number-rows-spanned="2" table:style-name="ce48"/>
          <table:table-cell table:number-columns-spanned="1" table:number-rows-spanned="2" table:style-name="ce49"/>
          <table:table-cell table:number-columns-spanned="1" table:number-rows-spanned="2" table:style-name="ce49"/>
          <table:table-cell table:number-columns-spanned="5" table:number-rows-spanned="2" table:style-name="ce49"/>
          <table:covered-table-cell table:number-columns-repeated="4"/>
          <table:table-cell table:number-columns-spanned="3" table:number-rows-spanned="2" table:style-name="ce50"/>
          <table:covered-table-cell table:number-columns-repeated="2"/>
          <table:table-cell table:number-columns-repeated="16342"/>
        </table:table-row>
        <table:table-row table:style-name="ro4">
          <table:table-cell table:style-name="ce10"/>
          <table:table-cell table:number-columns-repeated="10" table:style-name="ce8"/>
          <table:table-cell table:style-name="ce9"/>
          <table:table-cell table:style-name="ce54"/>
          <table:table-cell table:number-columns-repeated="7" table:style-name="ce57"/>
          <table:table-cell table:style-name="ce104"/>
          <table:table-cell table:style-name="ce88"/>
          <table:table-cell table:style-name="ce107"/>
          <table:table-cell table:style-name="ce54"/>
          <table:table-cell table:number-columns-repeated="2" table:style-name="ce57"/>
          <table:table-cell table:style-name="ce104"/>
          <table:covered-table-cell/>
          <table:table-cell table:style-name="ce6"/>
          <table:table-cell table:style-name="ce86"/>
          <table:table-cell table:style-name="ce108"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 table:number-columns-repeated="2"/>
          <table:table-cell table:number-columns-repeated="16342"/>
        </table:table-row>
        <table:table-row table:style-name="ro4">
          <table:table-cell table:style-name="ce10"/>
          <table:table-cell table:number-columns-repeated="10" table:style-name="ce11"/>
          <table:table-cell table:style-name="ce12"/>
          <table:table-cell table:style-name="ce55"/>
          <table:table-cell table:number-columns-repeated="7" table:style-name="ce58"/>
          <table:table-cell table:style-name="ce93"/>
          <table:table-cell table:style-name="ce100"/>
          <table:table-cell table:style-name="ce108"/>
          <table:table-cell table:style-name="ce55"/>
          <table:table-cell table:number-columns-repeated="2" table:style-name="ce58"/>
          <table:table-cell table:style-name="ce93"/>
          <table:table-cell table:number-columns-spanned="1" table:number-rows-spanned="6" table:style-name="ce52"/>
          <table:table-cell table:style-name="ce1"/>
          <table:table-cell table:style-name="ce87"/>
          <table:table-cell table:style-name="ce108"/>
          <table:table-cell table:style-name="ce113"/>
          <table:table-cell table:number-columns-repeated="9" table:style-name="ce114"/>
          <table:table-cell table:style-name="ce115"/>
          <table:table-cell table:number-columns-repeated="16342"/>
        </table:table-row>
        <table:table-row table:number-rows-repeated="4" table:style-name="ro4">
          <table:table-cell table:style-name="ce55"/>
          <table:table-cell table:number-columns-repeated="10" table:style-name="ce58"/>
          <table:table-cell table:style-name="ce93"/>
          <table:table-cell table:style-name="ce55"/>
          <table:table-cell table:number-columns-repeated="7" table:style-name="ce58"/>
          <table:table-cell table:style-name="ce93"/>
          <table:table-cell table:style-name="ce100"/>
          <table:table-cell table:style-name="ce108"/>
          <table:table-cell table:style-name="ce55"/>
          <table:table-cell table:number-columns-repeated="2" table:style-name="ce58"/>
          <table:table-cell table:style-name="ce93"/>
          <table:covered-table-cell/>
          <table:table-cell table:style-name="ce1"/>
          <table:table-cell table:style-name="ce87"/>
          <table:table-cell table:style-name="ce108"/>
          <table:table-cell table:style-name="ce113"/>
          <table:table-cell table:number-columns-repeated="4" table:style-name="ce114"/>
          <table:table-cell table:style-name="ce116"/>
          <table:table-cell table:number-columns-repeated="4" table:style-name="ce114"/>
          <table:table-cell table:style-name="ce115"/>
          <table:table-cell table:number-columns-repeated="16342"/>
        </table:table-row>
        <table:table-row table:style-name="ro4">
          <table:table-cell table:style-name="ce94"/>
          <table:table-cell table:number-columns-repeated="10" table:style-name="ce95"/>
          <table:table-cell table:style-name="ce96"/>
          <table:table-cell table:style-name="ce94"/>
          <table:table-cell table:number-columns-repeated="7" table:style-name="ce95"/>
          <table:table-cell table:style-name="ce96"/>
          <table:table-cell table:style-name="ce100"/>
          <table:table-cell table:style-name="ce109"/>
          <table:table-cell table:style-name="ce94"/>
          <table:table-cell table:number-columns-repeated="2" table:style-name="ce95"/>
          <table:table-cell table:style-name="ce96"/>
          <table:covered-table-cell/>
          <table:table-cell table:style-name="ce1"/>
          <table:table-cell table:style-name="ce87"/>
          <table:table-cell table:style-name="ce109"/>
          <table:table-cell table:style-name="ce117"/>
          <table:table-cell table:number-columns-repeated="4" table:style-name="ce118"/>
          <table:table-cell table:style-name="ce119"/>
          <table:table-cell table:number-columns-repeated="4" table:style-name="ce118"/>
          <table:table-cell table:style-name="ce120"/>
          <table:table-cell table:number-columns-repeated="16342"/>
        </table:table-row>
        <table:table-row table:style-name="ro4">
          <table:table-cell table:number-columns-repeated="11" table:style-name="ce97"/>
          <table:table-cell table:style-name="ce98"/>
          <table:table-cell table:style-name="ce97"/>
          <table:table-cell table:style-name="ce122"/>
          <table:table-cell table:number-columns-repeated="2" table:style-name="ce123"/>
          <table:table-cell table:style-name="ce124"/>
          <table:table-cell table:number-columns-repeated="2" table:style-name="ce97"/>
          <table:table-cell table:number-columns-repeated="2" table:style-name="ce125"/>
          <table:table-cell table:number-columns-repeated="2" table:style-name="ce101"/>
          <table:table-cell table:style-name="ce51"/>
          <table:table-cell table:style-name="ce97"/>
          <table:table-cell table:style-name="ce110"/>
          <table:table-cell table:style-name="ce105"/>
          <table:table-cell table:style-name="ce97"/>
          <table:table-cell table:style-name="ce1"/>
          <table:table-cell table:style-name="ce86"/>
          <table:table-cell table:number-columns-repeated="16354" table:style-name="ce1"/>
        </table:table-row>
        <table:table-row table:style-name="ro4">
          <table:table-cell table:number-columns-repeated="12" table:style-name="ce1"/>
          <table:table-cell table:style-name="ce97"/>
          <table:table-cell table:number-columns-spanned="2" table:number-rows-spanned="1" table:style-name="ce126"/>
          <table:covered-table-cell/>
          <table:table-cell table:number-columns-spanned="2" table:number-rows-spanned="1" table:style-name="ce127"/>
          <table:covered-table-cell/>
          <table:table-cell table:number-columns-repeated="4" table:style-name="ce97"/>
          <table:table-cell table:number-columns-repeated="2" table:style-name="ce100"/>
          <table:table-cell table:number-columns-repeated="6" table:style-name="ce1"/>
          <table:table-cell table:style-name="ce86"/>
          <table:table-cell table:number-columns-repeated="16354" table:style-name="ce1"/>
        </table:table-row>
        <table:table-row table:style-name="ro4">
          <table:table-cell table:number-columns-repeated="12" table:style-name="ce1"/>
          <table:table-cell table:style-name="ce97"/>
          <table:table-cell table:number-columns-spanned="2" table:number-rows-spanned="1" table:style-name="ce128"/>
          <table:covered-table-cell/>
          <table:table-cell table:number-columns-spanned="2" table:number-rows-spanned="1" table:style-name="ce129"/>
          <table:covered-table-cell/>
          <table:table-cell table:number-columns-repeated="4" table:style-name="ce97"/>
          <table:table-cell table:number-columns-repeated="2" table:style-name="ce100"/>
          <table:table-cell table:number-columns-repeated="6" table:style-name="ce1"/>
          <table:table-cell table:style-name="ce86"/>
          <table:table-cell table:number-columns-repeated="16354" table:style-name="ce1"/>
        </table:table-row>
        <table:table-row table:style-name="ro4">
          <table:table-cell table:number-columns-repeated="12" table:style-name="ce1"/>
          <table:table-cell table:number-columns-repeated="9" table:style-name="ce97"/>
          <table:table-cell table:number-columns-repeated="2" table:style-name="ce100"/>
          <table:table-cell table:number-columns-repeated="6" table:style-name="ce1"/>
          <table:table-cell table:style-name="ce86"/>
          <table:table-cell table:number-columns-repeated="16354" table:style-name="ce1"/>
        </table:table-row>
        <table:table-row table:number-rows-repeated="2" table:style-name="ro4">
          <table:table-cell table:number-columns-repeated="12" table:style-name="ce1"/>
          <table:table-cell table:style-name="ce97"/>
          <table:table-cell table:number-columns-repeated="2" table:style-name="ce51"/>
          <table:table-cell table:number-columns-repeated="6" table:style-name="ce97"/>
          <table:table-cell table:number-columns-repeated="2" table:style-name="ce100"/>
          <table:table-cell table:number-columns-repeated="6" table:style-name="ce1"/>
          <table:table-cell table:style-name="ce86"/>
          <table:table-cell table:number-columns-repeated="16354" table:style-name="ce1"/>
        </table:table-row>
        <table:table-row table:style-name="ro4">
          <table:table-cell table:number-columns-repeated="12" table:style-name="ce1"/>
          <table:table-cell table:number-columns-repeated="9" table:style-name="ce97"/>
          <table:table-cell table:number-columns-repeated="2" table:style-name="ce100"/>
          <table:table-cell table:number-columns-repeated="6" table:style-name="ce1"/>
          <table:table-cell table:style-name="ce86"/>
          <table:table-cell table:number-columns-repeated="16354" table:style-name="ce1"/>
        </table:table-row>
        <table:table-row table:style-name="ro4">
          <table:table-cell table:number-columns-repeated="12"/>
          <table:table-cell table:style-name="ce97"/>
          <table:table-cell table:style-name="ce51"/>
          <table:table-cell table:style-name="ce130"/>
          <table:table-cell table:style-name="ce51"/>
          <table:table-cell table:style-name="ce131"/>
          <table:table-cell table:number-columns-repeated="4" table:style-name="ce97"/>
          <table:table-cell table:number-columns-repeated="16363"/>
        </table:table-row>
        <table:table-row table:style-name="ro4">
          <table:table-cell table:number-columns-repeated="12"/>
          <table:table-cell table:number-columns-repeated="9" table:style-name="ce97"/>
          <table:table-cell table:number-columns-repeated="16363"/>
        </table:table-row>
        <table:table-row table:style-name="ro5">
          <table:table-cell table:number-columns-repeated="12"/>
          <table:table-cell table:number-columns-repeated="9" table:style-name="ce97"/>
          <table:table-cell table:number-columns-repeated="16363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36">
      <number:text>∑=</number:text>
      <number:number number:min-integer-digits="1"/>
    </number:number-style>
    <number:number-style style:name="N37">
      <number:text>Δ=</number:text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Ivan Rivera</meta:initial-creator>
    <dc:creator>Ivan Rivera</dc:creator>
    <meta:creation-date>2023-05-01T01:05:48Z</meta:creation-date>
    <dc:date>2023-05-06T06:24:10Z</dc:date>
    <meta:print-date>2023-05-05T15:38:39Z</meta:print-date>
  </office:meta>
</office:document-meta>
</file>